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9000000FADD820BEE9C1DDDCF.jpg" manifest:media-type="image/jpeg"/>
  <manifest:file-entry manifest:full-path="Pictures/10000000000001C200000070BCFA55EF2E0BF1BE.png" manifest:media-type="image/png"/>
  <manifest:file-entry manifest:full-path="Pictures/10000000000000E1000000E1FF654B76C1BF25F6.png" manifest:media-type="image/png"/>
  <manifest:file-entry manifest:full-path="Pictures/10000201000003DE00000140E1577CC9D3D86075.png" manifest:media-type="image/png"/>
  <manifest:file-entry manifest:full-path="Pictures/100000000000010E0000008F26E739EDA332B964.jpg" manifest:media-type="image/jpeg"/>
  <manifest:file-entry manifest:full-path="Pictures/10000201000002C000000193CDC6CD7F5B9423D1.png" manifest:media-type="image/png"/>
  <manifest:file-entry manifest:full-path="Pictures/10000000000001F4000000656C7EC95594B5670C.png" manifest:media-type="image/png"/>
  <manifest:file-entry manifest:full-path="Pictures/10000000000003CA0000009559AE0D002A81ABCF.jpg" manifest:media-type="image/jpeg"/>
  <manifest:file-entry manifest:full-path="Pictures/100000000000012C0000007CF10C629C9BBAC67E.jpg" manifest:media-type="image/jpeg"/>
  <manifest:file-entry manifest:full-path="Pictures/10000201000004B0000003FD35913AD76502B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7cm" svg:height="2.103cm" svg:x="14.5cm" svg:y="11.5cm">
          <draw:image xlink:href="Pictures/10000000000003CA0000009559AE0D002A81ABCF.jpg" xlink:type="simple" xlink:show="embed" xlink:actuate="onLoad">
            <text:p/>
          </draw:image>
        </draw:frame>
        <draw:frame draw:style-name="gr1" draw:text-style-name="P1" draw:layer="layout" svg:width="5.152cm" svg:height="5.152cm" svg:x="1.148cm" svg:y="1.148cm">
          <draw:image xlink:href="Pictures/10000000000000E1000000E1FF654B76C1BF25F6.png" xlink:type="simple" xlink:show="embed" xlink:actuate="onLoad">
            <text:p/>
          </draw:image>
        </draw:frame>
        <draw:frame draw:style-name="gr1" draw:text-style-name="P1" draw:layer="layout" svg:width="13.199cm" svg:height="4.266cm" svg:x="1.001cm" svg:y="11cm">
          <draw:image xlink:href="Pictures/10000201000003DE00000140E1577CC9D3D86075.png" xlink:type="simple" xlink:show="embed" xlink:actuate="onLoad">
            <text:p/>
          </draw:image>
        </draw:frame>
        <draw:frame draw:style-name="gr1" draw:text-style-name="P1" draw:layer="layout" svg:width="13.4cm" svg:height="2.705cm" svg:x="15.2cm" svg:y="6.7cm">
          <draw:image xlink:href="Pictures/10000000000001F4000000656C7EC95594B5670C.png" xlink:type="simple" xlink:show="embed" xlink:actuate="onLoad">
            <text:p/>
          </draw:image>
        </draw:frame>
        <draw:frame draw:style-name="gr1" draw:text-style-name="P1" draw:layer="layout" svg:width="6.133cm" svg:height="5.217cm" svg:x="6.867cm" svg:y="1.115cm">
          <draw:image xlink:href="Pictures/10000201000004B0000003FD35913AD76502BDDA.png" xlink:type="simple" xlink:show="embed" xlink:actuate="onLoad">
            <text:p/>
          </draw:image>
        </draw:frame>
        <draw:frame draw:style-name="gr1" draw:text-style-name="P1" draw:layer="layout" svg:width="9.1cm" svg:height="3.761cm" svg:x="1.3cm" svg:y="15.939cm">
          <draw:image xlink:href="Pictures/100000000000012C0000007CF10C629C9BBAC67E.jpg" xlink:type="simple" xlink:show="embed" xlink:actuate="onLoad">
            <text:p/>
          </draw:image>
        </draw:frame>
        <draw:frame draw:style-name="gr1" draw:text-style-name="P1" draw:layer="layout" svg:width="8.1cm" svg:height="4.637cm" svg:x="20cm" svg:y="15.163cm">
          <draw:image xlink:href="Pictures/10000201000002C000000193CDC6CD7F5B9423D1.png" xlink:type="simple" xlink:show="embed" xlink:actuate="onLoad">
            <text:p/>
          </draw:image>
        </draw:frame>
        <draw:frame draw:style-name="gr1" draw:text-style-name="P1" draw:layer="layout" svg:width="13.665cm" svg:height="3.4cm" svg:x="0.833cm" svg:y="7.1cm">
          <draw:image xlink:href="Pictures/10000000000001C200000070BCFA55EF2E0BF1BE.png" xlink:type="simple" xlink:show="embed" xlink:actuate="onLoad">
            <text:p/>
          </draw:image>
        </draw:frame>
        <draw:frame draw:style-name="gr1" draw:text-style-name="P1" draw:layer="layout" svg:width="7.5cm" svg:height="3.972cm" svg:x="11.7cm" svg:y="15.7cm">
          <draw:image xlink:href="Pictures/100000000000010E0000008F26E739EDA332B964.jpg" xlink:type="simple" xlink:show="embed" xlink:actuate="onLoad">
            <text:p/>
          </draw:image>
        </draw:frame>
        <draw:frame draw:style-name="gr1" draw:text-style-name="P1" draw:layer="layout" svg:width="14.818cm" svg:height="3.823cm" svg:x="13.7cm" svg:y="1.777cm">
          <draw:image xlink:href="Pictures/10000000000003C9000000FADD820BEE9C1DDDC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20:43:26.258223744</meta:creation-date>
    <dc:date>2020-01-13T20:58:24.273466805</dc:date>
    <meta:editing-duration>PT14M57S</meta:editing-duration>
    <meta:editing-cycles>2</meta:editing-cycles>
    <meta:generator>LibreOffice/5.4.6.2$Linux_X86_64 LibreOffice_project/40m0$Build-2</meta:generator>
    <meta:document-statistic meta:object-count="10"/>
  </office:meta>
</office:document-meta>
</file>